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text-underline-style="none" officeooo:rsid="0008b368" officeooo:paragraph-rsid="00152436"/>
    </style:style>
    <style:style style:name="P2" style:family="paragraph" style:parent-style-name="Standard">
      <style:paragraph-properties fo:text-align="center" style:justify-single-word="false"/>
      <style:text-properties fo:color="#ce181e" fo:font-size="18pt" officeooo:rsid="0008b368" officeooo:paragraph-rsid="00152436" style:font-size-asian="18pt" style:font-size-complex="18pt"/>
    </style:style>
    <style:style style:name="P3" style:family="paragraph" style:parent-style-name="Standard">
      <style:text-properties fo:color="#ce181e" style:text-underline-style="solid" style:text-underline-width="auto" style:text-underline-color="font-color" officeooo:rsid="0008b368" officeooo:paragraph-rsid="00152436"/>
    </style:style>
    <style:style style:name="P4" style:family="paragraph" style:parent-style-name="Standard">
      <style:text-properties fo:color="#ce181e" style:text-underline-style="solid" style:text-underline-width="auto" style:text-underline-color="font-color" officeooo:rsid="0008b368" officeooo:paragraph-rsid="00195cbb"/>
    </style:style>
    <style:style style:name="P5" style:family="paragraph" style:parent-style-name="Standard">
      <style:text-properties officeooo:rsid="0008b368" officeooo:paragraph-rsid="00152436"/>
    </style:style>
    <style:style style:name="P6" style:family="paragraph" style:parent-style-name="Standard">
      <style:text-properties officeooo:paragraph-rsid="00152436"/>
    </style:style>
    <style:style style:name="P7" style:family="paragraph" style:parent-style-name="Standard">
      <style:text-properties fo:color="#2a6099" officeooo:paragraph-rsid="00152436"/>
    </style:style>
    <style:style style:name="P8" style:family="paragraph" style:parent-style-name="Standard">
      <style:text-properties fo:color="#2a6099" officeooo:rsid="0008b368" officeooo:paragraph-rsid="00152436"/>
    </style:style>
    <style:style style:name="P9" style:family="paragraph" style:parent-style-name="Standard">
      <style:text-properties fo:color="#2a6099" officeooo:rsid="0008b368" officeooo:paragraph-rsid="0017cfbe"/>
    </style:style>
    <style:style style:name="P10" style:family="paragraph" style:parent-style-name="Standard">
      <style:text-properties fo:color="#2a6099" style:text-underline-style="none" officeooo:rsid="0008b368" officeooo:paragraph-rsid="00152436"/>
    </style:style>
    <style:style style:name="P11" style:family="paragraph" style:parent-style-name="Standard">
      <style:text-properties fo:color="#2a6099" style:text-underline-style="none" officeooo:rsid="0008b368" officeooo:paragraph-rsid="0017cfbe"/>
    </style:style>
    <style:style style:name="P12" style:family="paragraph" style:parent-style-name="Standard">
      <style:text-properties fo:color="#2a6099" style:text-underline-style="none" officeooo:rsid="0008b368" officeooo:paragraph-rsid="001913a1"/>
    </style:style>
    <style:style style:name="P13" style:family="paragraph" style:parent-style-name="Standard">
      <style:text-properties fo:color="#2a6099" style:text-underline-style="none" officeooo:rsid="0008b368" officeooo:paragraph-rsid="00195cbb"/>
    </style:style>
    <style:style style:name="P14" style:family="paragraph" style:parent-style-name="Standard">
      <style:text-properties fo:color="#ce181e" style:text-underline-style="solid" style:text-underline-width="auto" style:text-underline-color="font-color" officeooo:rsid="0008b368" officeooo:paragraph-rsid="00195cbb"/>
    </style:style>
    <style:style style:name="T1" style:family="text">
      <style:text-properties fo:color="#ce181e"/>
    </style:style>
    <style:style style:name="T2" style:family="text">
      <style:text-properties officeooo:rsid="000a071f"/>
    </style:style>
    <style:style style:name="T3" style:family="text">
      <style:text-properties officeooo:rsid="001524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QL</text:p>
      <text:p text:style-name="P6"/>
      <text:p text:style-name="P6">lambret@lambret-Latitude-E5430-non-vPro:~$ <text:span text:style-name="T1">sudo mysql</text:span></text:p>
      <text:p text:style-name="P5"/>
      <text:p text:style-name="P3">Exercice1 :Dans la base de données **webDevelopment**, créer la table **languages** avec les colonnes :</text:p>
      <text:p text:style-name="P3">- **id** (type **INT**, auto-incrémenté, clé primaire)</text:p>
      <text:p text:style-name="P3">- **language** (type **VARCHAR**)</text:p>
      <text:p text:style-name="P5"/>
      <text:p text:style-name="P7">mysql&gt; USE `webDevelopment`;</text:p>
      <text:p text:style-name="P7">Database changed</text:p>
      <text:p text:style-name="P7">mysql&gt; CREATE TABLE `languages`(</text:p>
      <text:p text:style-name="P7"><text:s text:c="4"/>-&gt; `id` INT AUTO_INCREMENT,</text:p>
      <text:p text:style-name="P7"><text:s text:c="4"/>-&gt; `language` VARCHAR(40),</text:p>
      <text:p text:style-name="P7"><text:s text:c="4"/>-&gt; PRIMARY KEY (`id`)</text:p>
      <text:p text:style-name="P7"><text:s text:c="4"/>-&gt; )</text:p>
      <text:p text:style-name="P7"><text:s text:c="4"/>-&gt; ENGINE=INNODB;</text:p>
      <text:p text:style-name="P7">Query OK, 0 rows affected (0.41 sec)</text:p>
      <text:p text:style-name="P6"/>
      <text:p text:style-name="P3"><text:bookmark-start text:name="__DdeLink__0_3054046036"/>Exercice2<text:bookmark-end text:name="__DdeLink__0_3054046036"/> :Dans la base de données **webDevelopment**, créer la table **tools** avec les colonnes suivantes :</text:p>
      <text:p text:style-name="P3">- **id** (type **INT**, auto-incrémenté, clé primaire)</text:p>
      <text:p text:style-name="P3">- **tool** (type **VARCHAR**)</text:p>
      <text:p text:style-name="P3"/>
      <text:p text:style-name="P8">mysql&gt; CREATE TABLE `TOOLS`(</text:p>
      <text:p text:style-name="P8"><text:s text:c="4"/>-&gt; `id` INT AUTO_INCREMENT,</text:p>
      <text:p text:style-name="P8"><text:s text:c="4"/>-&gt; `TOOL` VARCHAR(40),</text:p>
      <text:p text:style-name="P8"><text:s text:c="4"/>-&gt; PRIMARY KEY (`id`)</text:p>
      <text:p text:style-name="P8"><text:s text:c="4"/>-&gt; )</text:p>
      <text:p text:style-name="P9"><text:s text:c="4"/>-&gt; ENGINE=INNODB; <text:s text:c="56"/></text:p>
      <text:p text:style-name="P9"><text:s text:c="2"/>Query OK, 0 rows affected (0.28 sec)</text:p>
      <text:p text:style-name="P5"/>
      <text:p text:style-name="P3">Exercice3 :Dans la base de données **webDevelopment**, créer la table **frameworks** avec les colonnes suivantes :</text:p>
      <text:p text:style-name="P3">- **id** (type **INT**, auto-incrémenté, clé primaire)</text:p>
      <text:p text:style-name="P3">- **name** (type **VARCHAR**)</text:p>
      <text:p text:style-name="P3"/>
      <text:p text:style-name="P10">mysql&gt; CREATE TABLE `frameworks`(</text:p>
      <text:p text:style-name="P10"><text:s text:c="4"/>-&gt; `id` INT AUTO_INCREMENT,</text:p>
      <text:p text:style-name="P10"><text:s text:c="4"/>-&gt; `name` VARCHAR(40),</text:p>
      <text:p text:style-name="P10"><text:s text:c="4"/>-&gt; PRIMARY KEY (`id`)</text:p>
      <text:p text:style-name="P10"><text:s text:c="4"/>-&gt; )</text:p>
      <text:p text:style-name="P11"><text:s text:c="4"/>-&gt; ENGINE=INNODB; <text:s text:c="57"/></text:p>
      <text:p text:style-name="P11"><text:s/>Query OK, 0 rows affected (0.27 sec)</text:p>
      <text:p text:style-name="P11"/>
      <text:p text:style-name="P11"/>
      <text:p text:style-name="P3"/>
      <text:p text:style-name="P3"><text:soft-page-break/>Exercice<text:span text:style-name="T2">4 :Dans la base de données **webDevelopment**, créer la table **librairies** avec les colonnes suivantes :</text:span></text:p>
      <text:p text:style-name="P3">- **id** (type **INT**, auto-incrémenté, clé primaire)</text:p>
      <text:p text:style-name="P3">- **librairy** (type **VARCHAR**)</text:p>
      <text:p text:style-name="P3"/>
      <text:p text:style-name="P10">mysql&gt; CREATE TABLE `librairies`(</text:p>
      <text:p text:style-name="P10"><text:s text:c="4"/>-&gt; `id` INT AUTO_INCREMENT,</text:p>
      <text:p text:style-name="P10"><text:s text:c="4"/>-&gt; `librairy` VARCHAR(40),</text:p>
      <text:p text:style-name="P10"><text:s text:c="4"/>-&gt; PRIMARY KEY (`id`)</text:p>
      <text:p text:style-name="P10"><text:s text:c="4"/>-&gt; )</text:p>
      <text:p text:style-name="P11"><text:s text:c="4"/>-&gt; ENGINE=INNODB; <text:s text:c="54"/></text:p>
      <text:p text:style-name="P11"><text:s text:c="4"/>Query OK, 0 rows affected (0.52 sec)</text:p>
      <text:p text:style-name="P3"/>
      <text:p text:style-name="P3">Exercice<text:span text:style-name="T2">5 :Dans la base de données **webDevelopment**, créer la table **ide** avec les colonnes suivantes :</text:span></text:p>
      <text:p text:style-name="P3">- **id** (type **INT**, auto-incrémenté, clé primaire)</text:p>
      <text:p text:style-name="P3">- **ideName** (type **VARCHAR**)</text:p>
      <text:p text:style-name="P3"/>
      <text:p text:style-name="P10">mysql&gt; CREATE TABLE `ide`(</text:p>
      <text:p text:style-name="P10"><text:s text:c="4"/>-&gt; `id` INT AUTO_INCREMENT,</text:p>
      <text:p text:style-name="P10"><text:s text:c="4"/>-&gt; `ideName` VARCHAR(40),</text:p>
      <text:p text:style-name="P10"><text:s text:c="4"/>-&gt; PRIMARY KEY (`id`)</text:p>
      <text:p text:style-name="P10"><text:s text:c="4"/>-&gt; )</text:p>
      <text:p text:style-name="P12"><text:s text:c="4"/>-&gt; ENGINE=INNODB; <text:s text:c="56"/></text:p>
      <text:p text:style-name="P12"><text:s text:c="2"/>Query OK, 0 rows affected (0.28 sec)</text:p>
      <text:p text:style-name="P3"/>
      <text:p text:style-name="P3">Exercice<text:span text:style-name="T2">6 :</text:span>Dans la base de données **webDevelopment**, créer, si elle n'existe pas, la table **frameworks** avec les colonnes suivantes :</text:p>
      <text:p text:style-name="P3">- **id** (type **INT**, auto-incrémenté, clé primaire)</text:p>
      <text:p text:style-name="P3">- **name** (type **VARCHAR**)</text:p>
      <text:p text:style-name="P3"/>
      <text:p text:style-name="P10">mysql&gt; CREATE TABLE IF NOT EXISTS `frameworks`(</text:p>
      <text:p text:style-name="P10"><text:s text:c="4"/>-&gt; `id` INT AUTO_INCREMENT,</text:p>
      <text:p text:style-name="P10"><text:s text:c="4"/>-&gt; `name` VARCHAR(40),</text:p>
      <text:p text:style-name="P10"><text:s text:c="4"/>-&gt; PRIMARY KEY (`id`)</text:p>
      <text:p text:style-name="P10"><text:s text:c="4"/>-&gt; )</text:p>
      <text:p text:style-name="P12"><text:s text:c="4"/>-&gt; ENGINE=INNODB; <text:s text:c="56"/></text:p>
      <text:p text:style-name="P12"><text:s/>Query OK, 0 rows affected, 1 warning (0.01 sec)</text:p>
      <text:p text:style-name="P3"/>
      <text:p text:style-name="P3">Exercice<text:span text:style-name="T2">7 :Supprimer la table **tools** si elle existe.</text:span></text:p>
      <text:p text:style-name="P3"/>
      <text:p text:style-name="P13">mysql&gt; DROP TABLE IF EXISTS `TOOLS`; <text:s text:c="33"/></text:p>
      <text:p text:style-name="P13"><text:s text:c="10"/>Query OK, 0 rows affected (0.50 sec)</text:p>
      <text:p text:style-name="P1"/>
      <text:p text:style-name="P3">Exercice<text:span text:style-name="T3">8 :Supprimer la table **librairies**</text:span></text:p>
      <text:p text:style-name="P3"/>
      <text:p text:style-name="P10">mysql&gt; DROP TABLE `librairies`;</text:p>
      <text:p text:style-name="P10">Query OK, 0 rows affected (0.18 sec)</text:p>
      <text:p text:style-name="P3"/>
      <text:p text:style-name="P3"><text:soft-page-break/>Exercice<text:span text:style-name="T3">9 :Supprimer la table **ide**</text:span></text:p>
      <text:p text:style-name="P3"/>
      <text:p text:style-name="P10">mysql&gt; DROP TABLE `ide`;</text:p>
      <text:p text:style-name="P10">Query OK, 0 rows affected (0.25 sec)</text:p>
      <text:p text:style-name="P10"/>
      <text:p text:style-name="P10"/>
      <text:p text:style-name="P4">TP</text:p>
      <text:p text:style-name="P4"/>
      <text:p text:style-name="P4">Créer la base **codex**. Y créer une table **clients** qui aura comme colonnes :</text:p>
      <text:p text:style-name="P4"/>
      <text:p text:style-name="P4">| Colonnes <text:s text:c="9"/>| Type <text:s text:c="3"/>| Attributs <text:s text:c="20"/>|</text:p>
      <text:p text:style-name="P4">|-------------------|---------|-------------------------------|</text:p>
      <text:p text:style-name="P4">| id <text:s text:c="15"/>| INT <text:s text:c="4"/>| Auto-incrémenté, clé primaire |</text:p>
      <text:p text:style-name="P4">| lastName <text:s text:c="9"/>| VARCHAR | <text:s text:c="30"/>|</text:p>
      <text:p text:style-name="P4">| firstName <text:s text:c="8"/>| VARCHAR | <text:s text:c="30"/>|</text:p>
      <text:p text:style-name="P4">| birthDate <text:s text:c="8"/>| DATE <text:s text:c="3"/>| <text:s text:c="30"/>|</text:p>
      <text:p text:style-name="P4">| address <text:s text:c="11"/>| VARCHAR | <text:s text:c="30"/>|</text:p>
      <text:p text:style-name="P4">| firstPhoneNumber <text:s/>| INT <text:s text:c="4"/>| <text:s text:c="30"/>|</text:p>
      <text:p text:style-name="P4">| secondPhoneNumber | INT <text:s text:c="4"/>| <text:s text:c="30"/>|</text:p>
      <text:p text:style-name="P4">| mail <text:s text:c="13"/>| VARCHAR | <text:s text:c="30"/>|</text:p>
      <text:p text:style-name="P4"/>
      <text:p text:style-name="P4"/>
      <text:p text:style-name="P13">mysql&gt; CREATE DATABASE IF NOT EXISTS `codex` CHARACTER SET 'utf8';</text:p>
      <text:p text:style-name="P13">Query OK, 1 row affected (0.00 sec)</text:p>
      <text:p text:style-name="P13">mysql&gt; USE `codex`;</text:p>
      <text:p text:style-name="P13">Database changed</text:p>
      <text:p text:style-name="P13">mysql&gt; CREATE TABLE `clients`(</text:p>
      <text:p text:style-name="P13"><text:s text:c="4"/>-&gt; `id` INT AUTO_INCREMENT,</text:p>
      <text:p text:style-name="P13"><text:s text:c="4"/>-&gt; `lastName` VARCHAR(40),</text:p>
      <text:p text:style-name="P13"><text:s text:c="4"/>-&gt; `firstName` VARCHAR(40),</text:p>
      <text:p text:style-name="P13"><text:s text:c="4"/>-&gt; `birthDate` DATE,</text:p>
      <text:p text:style-name="P13"><text:s text:c="4"/>-&gt; `address` VARCHAR(40),</text:p>
      <text:p text:style-name="P13"><text:s text:c="4"/>-&gt; `firstPhoneNumber` INT,</text:p>
      <text:p text:style-name="P13"><text:s text:c="4"/>-&gt; `secondPhoneNumber` INT,</text:p>
      <text:p text:style-name="P13"><text:s text:c="4"/>-&gt; `mail` VARCHAR(40),</text:p>
      <text:p text:style-name="P13"><text:s text:c="4"/>-&gt; PRIMARY KEY (`id`)</text:p>
      <text:p text:style-name="P13"><text:s text:c="4"/>-&gt; )</text:p>
      <text:p text:style-name="P13"><text:s text:c="4"/>-&gt; ENGINE=INNODB;</text:p>
      <text:p text:style-name="P13">Query OK, 0 rows affected (0.52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4:13:03.471019982</meta:creation-date>
    <dc:date>2018-12-19T10:17:54.348525337</dc:date>
    <meta:editing-duration>PT16M47S</meta:editing-duration>
    <meta:editing-cycles>3</meta:editing-cycles>
    <meta:generator>LibreOffice/6.1.2.1$Linux_X86_64 LibreOffice_project/10$Build-1</meta:generator>
    <meta:document-statistic meta:table-count="0" meta:image-count="0" meta:object-count="0" meta:page-count="3" meta:paragraph-count="102" meta:word-count="531" meta:character-count="4270" meta:non-whitespace-character-count="3020"/>
  </office:meta>
</office:document-meta>
</file>